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7dd31" officeooo:paragraph-rsid="0017dd31"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officeooo:rsid="0017dd31" officeooo:paragraph-rsid="0017dd31"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7dd31" officeooo:paragraph-rsid="0017dd31" style:font-weight-asian="normal" style:font-weight-complex="normal"/>
    </style:style>
    <style:style style:name="P4" style:family="paragraph" style:parent-style-name="Standard" style:list-style-name="L2">
      <style:paragraph-properties fo:text-align="start" style:justify-single-word="false"/>
      <style:text-properties style:text-underline-style="none" fo:font-weight="normal" officeooo:rsid="0017dd31" officeooo:paragraph-rsid="0017dd31" style:font-weight-asian="normal" style:font-weight-complex="normal"/>
    </style:style>
    <style:style style:name="P5" style:family="paragraph" style:parent-style-name="Standard" style:list-style-name="L1">
      <style:paragraph-properties fo:text-align="start" style:justify-single-word="false"/>
      <style:text-properties officeooo:paragraph-rsid="0017dd31"/>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7dd31" officeooo:paragraph-rsid="0017dd31"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938e1" officeooo:paragraph-rsid="001938e1"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aa4ab" officeooo:paragraph-rsid="001aa4ab" style:font-size-asian="14pt" style:font-weight-asian="normal" style:font-size-complex="14pt" style:font-weight-complex="normal"/>
    </style:style>
    <style:style style:name="P9" style:family="paragraph" style:parent-style-name="Standard" style:list-style-name="L3">
      <style:paragraph-properties fo:text-align="start" style:justify-single-word="false"/>
      <style:text-properties fo:font-size="12pt" style:text-underline-style="none" fo:font-weight="normal" officeooo:rsid="001938e1" officeooo:paragraph-rsid="001938e1" style:font-size-asian="12pt" style:font-weight-asian="normal" style:font-size-complex="12pt" style:font-weight-complex="normal"/>
    </style:style>
    <style:style style:name="P10" style:family="paragraph" style:parent-style-name="Standard" style:list-style-name="L4">
      <style:paragraph-properties fo:text-align="start" style:justify-single-word="false"/>
      <style:text-properties fo:font-size="12pt" style:text-underline-style="none" fo:font-weight="normal" officeooo:rsid="001aa4ab" officeooo:paragraph-rsid="001aa4ab" style:font-size-asian="10.5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officeooo:rsid="001a8ff3" officeooo:paragraph-rsid="001a8ff3"/>
    </style:style>
    <style:style style:name="P1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7dd31" officeooo:paragraph-rsid="0017dd31" style:font-size-asian="16pt" style:font-weight-asian="bold" style:font-size-complex="16pt"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7dd31" style:font-weight-asian="normal" style:font-weight-complex="normal"/>
    </style:style>
    <style:style style:name="T3" style:family="text">
      <style:text-properties officeooo:rsid="001938e1"/>
    </style:style>
    <style:style style:name="T4" style:family="text">
      <style:text-properties officeooo:rsid="001a55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hysik Plakat Themen </text:p>
      <text:p text:style-name="P1"/>
      <text:p text:style-name="P3"/>
      <text:p text:style-name="P6">Energie</text:p>
      <text:p text:style-name="P3"/>
      <text:p text:style-name="P3">- Erneubareenergiequellen</text:p>
      <text:p text:style-name="P3"/>
      <text:p text:style-name="P3">- Kernkraftwerke</text:p>
      <text:p text:style-name="P3"><text:s/></text:p>
      <text:p text:style-name="P3">- Kernfusion als mögliche Lösung unsere Energieprobleme </text:p>
      <text:p text:style-name="P3"/>
      <text:p text:style-name="P3"/>
      <text:p text:style-name="P8">Elektromagnetische Strahlung</text:p>
      <text:list xml:id="list1684408007" text:style-name="L4">
        <text:list-item>
          <text:p text:style-name="P10">Radiowellen, sehbares Licht, Röntgenstrahlung, Mikrowellen und UV Licht sind alle sorten von Elektromagnetische Strahlung die wir in den Alltag begegnen. Erklären Sie was elektromagnetische Strahlung ist und wie wir die verschiedene Strahlung benutzen.</text:p>
        </text:list-item>
      </text:list>
      <text:p text:style-name="P3"/>
      <text:p text:style-name="P6">Quanten- und Teilchenphysik</text:p>
      <text:p text:style-name="P3"/>
      <text:list xml:id="list603613192" text:style-name="L1">
        <text:list-item>
          <text:p text:style-name="P5"><text:span text:style-name="T2">Das Standardmodell der Teilchenphysik - Sie kennen die Teilchen Proton, Neutron und Elektron. Der Natur hat aber eine breite Spanne von 17 noch winziger Teilchen.</text:span></text:p>
        </text:list-item>
        <text:list-item>
          <text:p text:style-name="P11"><text:span text:style-name="T2">Q</text:span><text:span text:style-name="T1">uanteneffekte – In der Quantenwelt behnemen sich Objekten total anders als wir in der makroskopische Welt. Beschreiben Sie eine Quanteneffekt, zum Beispiel der Tunneleffekt, die Heisenbergsche Unschärferelation.</text:span></text:p>
        </text:list-item>
      </text:list>
      <text:p text:style-name="P3"/>
      <text:p text:style-name="P3"/>
      <text:p text:style-name="P6">Das Leben und Werke einer/eines Physiker/in </text:p>
      <text:p text:style-name="P2"/>
      <text:p text:style-name="P3">Wie haben Personen, die große Beitrage an der Wissenschaft geleistet haben, gelebt? Welche Vorschritte haben sie gebracht?</text:p>
      <text:p text:style-name="P3"/>
      <text:p text:style-name="P3">- Albert Einstein</text:p>
      <text:p text:style-name="P3">- Stephen Hawking</text:p>
      <text:p text:style-name="P3">- Marie Curie</text:p>
      <text:p text:style-name="P3">- Isaac Newton</text:p>
      <text:p text:style-name="P3">- Angela Merkel</text:p>
      <text:p text:style-name="P3">- Gallileo</text:p>
      <text:p text:style-name="P3"/>
      <text:p text:style-name="P6">Astronomie</text:p>
      <text:p text:style-name="P2"/>
      <text:list xml:id="list2045872469" text:style-name="L2">
        <text:list-item>
          <text:p text:style-name="P4">Schwarzelöcher – was sie sind, wie sie entstehen und wie wir die beobachten.</text:p>
        </text:list-item>
        <text:list-item>
          <text:p text:style-name="P4">Galaxiesorten – unsere Milchstraße ist eine Spiralgalaxie, da gibt es aber weitere Sorten zu sehen und erklären</text:p>
        </text:list-item>
        <text:list-item>
          <text:p text:style-name="P4">Weltraums<text:span text:style-name="T3">o</text:span>nde<text:span text:style-name="T3">n</text:span> – wir Menschen haben verschiedene S<text:span text:style-name="T3">o</text:span>nde<text:span text:style-name="T3">n ins Weltall geschossen. Was haben wir daraus gelernt? Was sind die schwierigkeiten? </text:span></text:p>
        </text:list-item>
      </text:list>
      <text:p text:style-name="P3"/>
      <text:p text:style-name="P3"/>
      <text:p text:style-name="P7">Mechanik</text:p>
      <text:p text:style-name="P7"/>
      <text:list xml:id="list2086376374" text:style-name="L3">
        <text:list-item>
          <text:p text:style-name="P9"><text:soft-page-break/>Design eines Formel-1 Rennauto – Rennautos sehen komplett anders als herkömliche Straßenautos: warum ist das so? Mit Bezug auf dem Physik, was macht ein Formel-1 Auto so schnell? </text:p>
        </text:list-item>
        <text:list-item>
          <text:p text:style-name="P9">Gebäude gegen Erdbeben schützen – es gibt viele Technologien um Häuser <text:span text:style-name="T4">während eines Erdbeben zu sichern. Was sind sie und wie funktionieren sie?</text:span></text:p>
        </text:list-item>
      </text:list>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1-21T10:26:10.015546261</meta:creation-date>
    <dc:date>2025-01-21T10:50:37.415092941</dc:date>
    <meta:editing-duration>PT12M55S</meta:editing-duration>
    <meta:editing-cycles>4</meta:editing-cycles>
    <meta:generator>LibreOffice/6.4.7.2$Linux_X86_64 LibreOffice_project/40$Build-2</meta:generator>
    <meta:document-statistic meta:table-count="0" meta:image-count="0" meta:object-count="0" meta:page-count="2" meta:paragraph-count="26" meta:word-count="249" meta:character-count="1736" meta:non-whitespace-character-count="1508"/>
  </office:meta>
</office:document-meta>
</file>